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1.589cm" fo:margin-left="2.63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3.889cm"/>
    </style:style>
    <style:style style:name="Table1.C" style:family="table-column">
      <style:table-column-properties style:column-width="3.995cm"/>
    </style:style>
    <style:style style:name="Table1.1" style:family="table-row">
      <style:table-row-properties style:min-row-height="1.1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1.3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14cm"/>
    </style:style>
    <style:style style:name="Table1.4" style:family="table-row">
      <style:table-row-properties style:min-row-height="2.328cm"/>
    </style:style>
    <style:style style:name="P1" style:family="paragraph" style:parent-style-name="Text_20_body">
      <style:text-properties fo:font-weight="normal" officeooo:rsid="001901a3" officeooo:paragraph-rsid="001901a3" style:font-weight-asian="normal" style:font-weight-complex="normal"/>
    </style:style>
    <style:style style:name="P2" style:family="paragraph" style:parent-style-name="Text_20_body" style:list-style-name="L1">
      <style:text-properties fo:font-weight="normal" officeooo:rsid="001901a3" officeooo:paragraph-rsid="001901a3" style:font-weight-asian="normal" style:font-weight-complex="normal"/>
    </style:style>
    <style:style style:name="P3" style:family="paragraph" style:parent-style-name="Text_20_body">
      <style:text-properties fo:font-weight="normal" officeooo:rsid="001901a3" officeooo:paragraph-rsid="001901a3" style:font-weight-asian="normal" style:font-weight-complex="normal"/>
    </style:style>
    <style:style style:name="P4" style:family="paragraph" style:parent-style-name="Text_20_body" style:list-style-name="L2">
      <style:paragraph-properties fo:text-align="center" style:justify-single-word="false"/>
      <style:text-properties fo:font-weight="bold" officeooo:rsid="001b62e3" officeooo:paragraph-rsid="001b62e3" style:font-weight-asian="bold" style:font-weight-complex="bold"/>
    </style:style>
    <style:style style:name="P5" style:family="paragraph" style:parent-style-name="Text_20_body" style:list-style-name="L5">
      <style:paragraph-properties fo:text-align="center" style:justify-single-word="false"/>
      <style:text-properties fo:font-weight="bold" officeooo:rsid="001b62e3" officeooo:paragraph-rsid="001bf540" style:font-weight-asian="bold" style:font-weight-complex="bold"/>
    </style:style>
    <style:style style:name="P6" style:family="paragraph" style:parent-style-name="Text_20_body" style:list-style-name="L2">
      <style:paragraph-properties fo:text-align="start" style:justify-single-word="false"/>
      <style:text-properties fo:font-weight="bold" officeooo:rsid="001b62e3" officeooo:paragraph-rsid="001b62e3" style:font-weight-asian="bold" style:font-weight-complex="bold"/>
    </style:style>
    <style:style style:name="P7" style:family="paragraph" style:parent-style-name="Text_20_body" style:list-style-name="L2">
      <style:text-properties fo:font-weight="bold" officeooo:rsid="001b62e3" officeooo:paragraph-rsid="001b62e3" style:font-weight-asian="bold" style:font-weight-complex="bold"/>
    </style:style>
    <style:style style:name="P8" style:family="paragraph" style:parent-style-name="Text_20_body" style:list-style-name="L3">
      <style:text-properties fo:font-weight="bold" officeooo:rsid="001b62e3" officeooo:paragraph-rsid="001b62e3" style:font-weight-asian="bold" style:font-weight-complex="bold"/>
    </style:style>
    <style:style style:name="P9" style:family="paragraph" style:parent-style-name="Text_20_body" style:list-style-name="L5">
      <style:text-properties fo:font-weight="bold" officeooo:rsid="001b62e3" officeooo:paragraph-rsid="001bf540" style:font-weight-asian="bold" style:font-weight-complex="bold"/>
    </style:style>
    <style:style style:name="P10" style:family="paragraph" style:parent-style-name="Text_20_body" style:list-style-name="L4">
      <style:paragraph-properties fo:text-align="start" style:justify-single-word="false"/>
      <style:text-properties fo:font-weight="bold" officeooo:paragraph-rsid="001b62e3" style:font-weight-asian="bold" style:font-weight-complex="bold"/>
    </style:style>
    <style:style style:name="P11" style:family="paragraph" style:parent-style-name="Text_20_body" style:list-style-name="L5">
      <style:paragraph-properties fo:text-align="center" style:justify-single-word="false"/>
      <style:text-properties fo:font-weight="bold" officeooo:rsid="001bf540" officeooo:paragraph-rsid="001bf540" style:font-weight-asian="bold" style:font-weight-complex="bold"/>
    </style:style>
    <style:style style:name="P12" style:family="paragraph" style:parent-style-name="Text_20_body" style:list-style-name="L5">
      <style:paragraph-properties fo:text-align="start" style:justify-single-word="false"/>
      <style:text-properties fo:font-weight="bold" officeooo:rsid="001bf540" officeooo:paragraph-rsid="001bf540" style:font-weight-asian="bold" style:font-weight-complex="bold"/>
    </style:style>
    <style:style style:name="P13" style:family="paragraph" style:parent-style-name="Text_20_body" style:list-style-name="L6">
      <style:paragraph-properties fo:text-align="start" style:justify-single-word="false"/>
      <style:text-properties fo:font-weight="bold" officeooo:rsid="001bf540" officeooo:paragraph-rsid="001bf540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d412a" officeooo:paragraph-rsid="001d412a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officeooo:paragraph-rsid="001e3499"/>
    </style:style>
    <style:style style:name="P16" style:family="paragraph" style:parent-style-name="Title">
      <style:paragraph-properties fo:text-align="center" style:justify-single-word="false"/>
      <style:text-properties officeooo:rsid="0022f7d4" officeooo:paragraph-rsid="0022f7d4"/>
    </style:style>
    <style:style style:name="P17" style:family="paragraph" style:parent-style-name="Title">
      <style:paragraph-properties fo:text-align="center" style:justify-single-word="false"/>
      <style:text-properties officeooo:paragraph-rsid="0022f7d4"/>
    </style:style>
    <style:style style:name="P18" style:family="paragraph" style:parent-style-name="Table_20_Contents">
      <style:paragraph-properties fo:text-align="center" style:justify-single-word="false"/>
      <style:text-properties officeooo:rsid="001bf540" officeooo:paragraph-rsid="001bf540"/>
    </style:style>
    <style:style style:name="P19" style:family="paragraph" style:parent-style-name="Heading_20_2">
      <style:text-properties officeooo:paragraph-rsid="001d412a"/>
    </style:style>
    <style:style style:name="P20" style:family="paragraph" style:parent-style-name="Heading_20_2">
      <style:text-properties officeooo:paragraph-rsid="001e3499"/>
    </style:style>
    <style:style style:name="P21" style:family="paragraph" style:parent-style-name="Heading_20_2">
      <style:paragraph-properties fo:text-align="start" style:justify-single-word="false"/>
    </style:style>
    <style:style style:name="P22" style:family="paragraph" style:parent-style-name="Heading_20_2">
      <style:text-properties officeooo:paragraph-rsid="0022f7d4"/>
    </style:style>
    <style:style style:name="P23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b62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62e3" style:font-weight-asian="normal" style:font-weight-complex="normal"/>
    </style:style>
    <style:style style:name="T4" style:family="text">
      <style:text-properties fo:font-weight="normal" officeooo:rsid="001bf540" style:font-weight-asian="normal" style:font-weight-complex="normal"/>
    </style:style>
    <style:style style:name="T5" style:family="text">
      <style:text-properties officeooo:rsid="001e3499"/>
    </style:style>
    <style:style style:name="T6" style:family="text">
      <style:text-properties officeooo:rsid="0022f7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P16">PROGRAMMING AND DATA</text:p>
      <text:p text:style-name="P16"><text:s/>STRUCTURES – II </text:p>
      <text:p text:style-name="P17"><text:span text:style-name="T6">LABORATORY</text:span></text:p>
      <text:h text:style-name="P22" text:outline-level="2"/>
      <text:h text:style-name="P22" text:outline-level="2"/>
      <text:h text:style-name="P22" text:outline-level="2">Name: Bavya.V</text:h>
      <text:h text:style-name="P22" text:outline-level="2">Roll No: 2016103512</text:h>
      <text:h text:style-name="Heading_20_2" text:outline-level="2">Faculty: M<text:span text:style-name="T6">r</text:span>s.Shiloah Elizabeth</text:h>
      <text:h text:style-name="Heading_20_2" text:outline-level="2">Topic: Dictionary implementation using Separate Chaining</text:h>
      <text:h text:style-name="Heading_20_2" text:outline-level="2"/>
      <text:h text:style-name="Heading_20_2" text:outline-level="2"/>
      <text:p text:style-name="Title"/>
      <text:p text:style-name="Title"/>
      <text:p text:style-name="Title"/>
      <text:p text:style-name="Title"><text:soft-page-break/>Dictionary Implementation Using <text:span text:style-name="T1">Separate Chaining</text:span></text:p>
      <text:h text:style-name="Heading_20_2" text:outline-level="2">Aim:</text:h>
      <text:p text:style-name="P1">To construct a dictionary which implements the following functions:</text:p>
      <text:list xml:id="list977227863" text:style-name="L1">
        <text:list-item>
          <text:p text:style-name="P2">Search for a given word’s meaning</text:p>
        </text:list-item>
        <text:list-item>
          <text:p text:style-name="P2">Delete a word</text:p>
        </text:list-item>
        <text:list-item>
          <text:p text:style-name="P2">Add a word and its meaning</text:p>
        </text:list-item>
      </text:list>
      <text:h text:style-name="Heading_20_2" text:outline-level="2">Abstract:</text:h>
      <text:p text:style-name="P1"><text:tab/>The dictionary is constructed using Hashing.The words are inserted based on the ASCII value of the first letter of the word into the hash table’s corresponding list.The hash table has <text:span text:style-name="T1">26 indexes ranging from 0 to 25.The ASCII value of the first alphabet of the word to be inserted is used for hashing.</text:span></text:p>
      <text:h text:style-name="Heading_20_2" text:outline-level="2">Description:</text:h>
      <text:list xml:id="list2908443316" text:style-name="L3">
        <text:list-item>
          <text:p text:style-name="P8">Word insertion:</text:p>
        </text:list-item>
      </text:list>
      <text:list xml:id="list3539802510" text:style-name="L2">
        <text:list-item>
          <text:p text:style-name="P7"><text:span text:style-name="T2">The ASCII value of the first alphabet of the word is found.Then the hash value is found using the formula:</text:span></text:p>
          <text:p text:style-name="P4"><text:span text:style-name="T2">hash=ASCII-65</text:span></text:p>
        </text:list-item>
        <text:list-item>
          <text:p text:style-name="P6"><text:span text:style-name="T2">In the corresponding list, the word is appended.</text:span></text:p>
        </text:list-item>
      </text:list>
      <text:list xml:id="list3765933463" text:style-name="L4">
        <text:list-item>
          <text:p text:style-name="P10"><text:span text:style-name="T1">Word Search:</text:span></text:p>
        </text:list-item>
      </text:list>
      <text:list xml:id="list1702049600" text:style-name="L5">
        <text:list-item>
          <text:p text:style-name="P9"><text:span text:style-name="T2">The ASCII value of the first alphabet of the word </text:span><text:span text:style-name="T4">to be searched </text:span><text:span text:style-name="T2">is found.Then the hash value is found using the formula:</text:span></text:p>
          <text:p text:style-name="P5"><text:span text:style-name="T2">hash=ASCII-</text:span><text:span text:style-name="T4">65</text:span></text:p>
        </text:list-item>
        <text:list-item>
          <text:p text:style-name="P12"><text:span text:style-name="T2">In the corresponding list the word is searched.In the meaning list, the corresponding meaning is retrived simultaneously.</text:span></text:p>
        </text:list-item>
      </text:list>
      <text:list xml:id="list2354524887" text:style-name="L6">
        <text:list-item>
          <text:p text:style-name="P13">Word Deletion:</text:p>
        </text:list-item>
      </text:list>
      <text:list xml:id="list95946585482420" text:continue-list="list1702049600" text:style-name="L5">
        <text:list-item>
          <text:p text:style-name="P12"><text:span text:style-name="T3">The ASCII value of the first alphabet of the word </text:span><text:span text:style-name="T2">to be deleted </text:span><text:span text:style-name="T3">is found.Then the hash value is found using the formula:</text:span></text:p>
          <text:p text:style-name="P11"><text:span text:style-name="T3">hash=ASCII-</text:span><text:span text:style-name="T2">65</text:span></text:p>
        </text:list-item>
        <text:list-item>
          <text:p text:style-name="P12"><text:span text:style-name="T2">In the corresponding list the word is searched and deleted.In the meaning list, the corresponding meaning is deleted simultaneously.</text:span></text:p>
        </text:list-item>
      </text:list>
      <text:h text:style-name="P19" text:outline-level="2"><text:soft-page-break/>Source Code:</text:h>
      <text:p text:style-name="P14"><text:span text:style-name="T2">#include&lt;iostream&gt;</text:span></text:p>
      <text:p text:style-name="P14"><text:span text:style-name="T2">#include&lt;cstring&gt;</text:span></text:p>
      <text:p text:style-name="P14"><text:span text:style-name="T2">#include&lt;list&gt;</text:span></text:p>
      <text:p text:style-name="P14"><text:span text:style-name="T2">#include&lt;iterator&gt;</text:span></text:p>
      <text:p text:style-name="P14"><text:span text:style-name="T2">using namespace std;</text:span></text:p>
      <text:p text:style-name="P14"><text:span text:style-name="T2">list &lt;string&gt; :: iterator it;</text:span></text:p>
      <text:p text:style-name="P14"><text:span text:style-name="T2">list &lt;string&gt; :: iterator itm;</text:span></text:p>
      <text:p text:style-name="P14"><text:span text:style-name="T2">list &lt;string&gt; l[26];</text:span></text:p>
      <text:p text:style-name="P14"><text:span text:style-name="T2">list &lt;string&gt; m[26];</text:span></text:p>
      <text:p text:style-name="P14"><text:span text:style-name="T2">void insert(char x[],char a[])</text:span></text:p>
      <text:p text:style-name="P14"><text:span text:style-name="T2">{</text:span></text:p>
      <text:p text:style-name="P14"><text:span text:style-name="T2"><text:tab/>int as,hx;</text:span></text:p>
      <text:p text:style-name="P14"><text:span text:style-name="T2"><text:tab/>as=int(x[0]);</text:span></text:p>
      <text:p text:style-name="P14"><text:span text:style-name="T2"><text:tab/>hx=as-65;</text:span></text:p>
      <text:p text:style-name="P14"><text:span text:style-name="T2"><text:tab/>l[hx].push_front(x);</text:span></text:p>
      <text:p text:style-name="P14"><text:span text:style-name="T2"><text:tab/>m[hx].push_front(a);</text:span></text:p>
      <text:p text:style-name="P14"><text:span text:style-name="T2">}</text:span></text:p>
      <text:p text:style-name="P14"><text:span text:style-name="T2">int main()</text:span></text:p>
      <text:p text:style-name="P14"><text:span text:style-name="T2">{</text:span></text:p>
      <text:p text:style-name="P14"><text:span text:style-name="T2"><text:tab/>int n,hx,i;</text:span></text:p>
      <text:p text:style-name="P14"><text:span text:style-name="T2"><text:tab/>char search[10];</text:span></text:p>
      <text:p text:style-name="P14"><text:span text:style-name="T2"><text:tab/>int c,as;</text:span></text:p>
      <text:p text:style-name="P14"><text:span text:style-name="T2"><text:tab/>char x[10],a[50];</text:span></text:p>
      <text:p text:style-name="P14"><text:span text:style-name="T2"><text:tab/>cout&lt;&lt;"\n1.Add\n2.Search\n3.Delete\n4.Display\n0.Exit\nChoice:";</text:span></text:p>
      <text:p text:style-name="P14"><text:span text:style-name="T2"><text:tab/>cin&gt;&gt;c;</text:span></text:p>
      <text:p text:style-name="P14"><text:span text:style-name="T2"><text:tab/>insert("Apple","a fruit");</text:span></text:p>
      <text:p text:style-name="P14"><text:span text:style-name="T2"><text:tab/>insert("Arms","extended portion of upper limb");</text:span></text:p>
      <text:p text:style-name="P14"><text:span text:style-name="T2"><text:tab/>insert("Bat","A mammal");</text:span></text:p>
      <text:p text:style-name="P14"><text:span text:style-name="T2"><text:tab/>insert("Ball","A toy");</text:span></text:p>
      <text:p text:style-name="P14"><text:span text:style-name="T2"><text:tab/>insert("Chocolate","Candy");</text:span></text:p>
      <text:p text:style-name="P14"><text:soft-page-break/><text:span text:style-name="T2"><text:tab/>insert("Coffee","Beverage");</text:span></text:p>
      <text:p text:style-name="P14"><text:span text:style-name="T2"><text:tab/>insert("Dog","An animal");</text:span></text:p>
      <text:p text:style-name="P14"><text:span text:style-name="T2"><text:tab/>insert("Dongle","Wifi Adapter");</text:span></text:p>
      <text:p text:style-name="P14"><text:span text:style-name="T2"><text:tab/>insert("Elephant","An animal");</text:span></text:p>
      <text:p text:style-name="P14"><text:span text:style-name="T2"><text:tab/>insert("Eat","Verb");</text:span></text:p>
      <text:p text:style-name="P14"><text:span text:style-name="T2"><text:tab/>insert("Fan","An electrical device");</text:span></text:p>
      <text:p text:style-name="P14"><text:span text:style-name="T2"><text:tab/>insert("Fit","Suit");</text:span></text:p>
      <text:p text:style-name="P14"><text:span text:style-name="T2"><text:tab/>insert("Gas","State of matter");</text:span></text:p>
      <text:p text:style-name="P14"><text:span text:style-name="T2"><text:tab/>insert("Gain","Profit");</text:span></text:p>
      <text:p text:style-name="P14"><text:span text:style-name="T2"><text:tab/>insert("Hat","Cap");</text:span></text:p>
      <text:p text:style-name="P14"><text:span text:style-name="T2"><text:tab/>insert("Heaven","Distant sky");</text:span></text:p>
      <text:p text:style-name="P14"><text:span text:style-name="T2"><text:tab/>insert("Ink","Pigment");</text:span></text:p>
      <text:p text:style-name="P14"><text:span text:style-name="T2"><text:tab/>insert("Impulse","A thrust or push");</text:span></text:p>
      <text:p text:style-name="P14"><text:span text:style-name="T2"><text:tab/>insert("Jaggery","Sugarcane extract");</text:span></text:p>
      <text:p text:style-name="P14"><text:span text:style-name="T2"><text:tab/>insert("Jackfruit","A fruit");</text:span></text:p>
      <text:p text:style-name="P14"><text:span text:style-name="T2"><text:tab/>insert("Kitten","A young cat");</text:span></text:p>
      <text:p text:style-name="P14"><text:span text:style-name="T2"><text:tab/>insert("Kite","A lightweight toy");</text:span></text:p>
      <text:p text:style-name="P14"><text:span text:style-name="T2"><text:tab/>insert("Light","A source of illumination");</text:span></text:p>
      <text:p text:style-name="P14"><text:span text:style-name="T2"><text:tab/>insert("Lunch","A meal eaten in midday");</text:span></text:p>
      <text:p text:style-name="P14"><text:span text:style-name="T2"><text:tab/>insert("Math","A subject");</text:span></text:p>
      <text:p text:style-name="P14"><text:span text:style-name="T2"><text:tab/>insert("Music","A pleasant sound");</text:span></text:p>
      <text:p text:style-name="P14"><text:span text:style-name="T2"><text:tab/>insert("Nose","An organ");</text:span></text:p>
      <text:p text:style-name="P14"><text:span text:style-name="T2"><text:tab/>insert("Night","The period between Sunset and Sunrise");</text:span></text:p>
      <text:p text:style-name="P14"><text:span text:style-name="T2"><text:tab/>insert("Owl","A bird");</text:span></text:p>
      <text:p text:style-name="P14"><text:span text:style-name="T2"><text:tab/>insert("Oats","A diet meal");</text:span></text:p>
      <text:p text:style-name="P14"><text:span text:style-name="T2"><text:tab/>insert("Parrot","A bird");</text:span></text:p>
      <text:p text:style-name="P14"><text:span text:style-name="T2"><text:tab/>insert("Pink","A colour");</text:span></text:p>
      <text:p text:style-name="P14"><text:span text:style-name="T2"><text:tab/>insert("Queue","Line");</text:span></text:p>
      <text:p text:style-name="P14"><text:span text:style-name="T2"><text:tab/>insert("Question","A query");</text:span></text:p>
      <text:p text:style-name="P14"><text:span text:style-name="T2"><text:tab/>insert("Race","Running competition");</text:span></text:p>
      <text:p text:style-name="P14"><text:span text:style-name="T2"><text:tab/>insert("Right","Correct");</text:span></text:p>
      <text:p text:style-name="P14"><text:soft-page-break/><text:span text:style-name="T2"><text:tab/>insert("Site","Place");</text:span></text:p>
      <text:p text:style-name="P14"><text:span text:style-name="T2"><text:tab/>insert("Singer","One who sings songs");</text:span></text:p>
      <text:p text:style-name="P14"><text:span text:style-name="T2"><text:tab/>insert("Time","A quantity of availability of duration");</text:span></text:p>
      <text:p text:style-name="P14"><text:span text:style-name="T2"><text:tab/>insert("Taste","A sensation produced by tongue");</text:span></text:p>
      <text:p text:style-name="P14"><text:span text:style-name="T2"><text:tab/>insert("Umbrella","Cloth covered frame to protect from rain or sun");</text:span></text:p>
      <text:p text:style-name="P14"><text:span text:style-name="T2"><text:tab/>insert("Unveil","Uncover");</text:span></text:p>
      <text:p text:style-name="P14"><text:span text:style-name="T2"><text:tab/>insert("Van","A vehicle");</text:span></text:p>
      <text:p text:style-name="P14"><text:span text:style-name="T2"><text:tab/>insert("Vein","A blood vessel");</text:span></text:p>
      <text:p text:style-name="P14"><text:span text:style-name="T2"><text:tab/>insert("Whistle","An act of whistling");</text:span></text:p>
      <text:p text:style-name="P14"><text:span text:style-name="T2"><text:tab/>insert("Wing","An appendage of animal's body that enables it to fly");</text:span></text:p>
      <text:p text:style-name="P14"><text:span text:style-name="T2"><text:tab/>insert("X-Mas","A festival");</text:span></text:p>
      <text:p text:style-name="P14"><text:span text:style-name="T2"><text:tab/>insert("X-ray","A kind of radiation");</text:span></text:p>
      <text:p text:style-name="P14"><text:span text:style-name="T2"><text:tab/>insert("Yawn","To present a wide opening");</text:span></text:p>
      <text:p text:style-name="P14"><text:span text:style-name="T2"><text:tab/>insert("Yank","A sudden or vigorous pull");</text:span></text:p>
      <text:p text:style-name="P14"><text:span text:style-name="T2"><text:tab/>insert("Zebra","An animal");</text:span></text:p>
      <text:p text:style-name="P14"><text:span text:style-name="T2"><text:tab/>insert("Zabism","The worship of the Sun,The Moon and the stars");</text:span></text:p>
      <text:p text:style-name="P14"><text:span text:style-name="T2"><text:tab/>while(c)</text:span></text:p>
      <text:p text:style-name="P14"><text:span text:style-name="T2"><text:tab/>{</text:span></text:p>
      <text:p text:style-name="P14"><text:span text:style-name="T2"><text:tab/><text:tab/>switch(c)</text:span></text:p>
      <text:p text:style-name="P14"><text:span text:style-name="T2"><text:tab/><text:tab/>{</text:span></text:p>
      <text:p text:style-name="P14"><text:span text:style-name="T2"><text:tab/><text:tab/><text:tab/>case 1:</text:span></text:p>
      <text:p text:style-name="P14"><text:span text:style-name="T2"><text:tab/><text:tab/><text:tab/><text:tab/>cout&lt;&lt;"\nWord to be added:";</text:span></text:p>
      <text:p text:style-name="P14"><text:span text:style-name="T2"><text:tab/><text:tab/><text:tab/><text:tab/>cin&gt;&gt;x;</text:span></text:p>
      <text:p text:style-name="P14"><text:span text:style-name="T2"><text:tab/><text:tab/><text:tab/><text:tab/>cout&lt;&lt;"Meaning:";</text:span></text:p>
      <text:p text:style-name="P14"><text:span text:style-name="T2"><text:tab/><text:tab/><text:tab/><text:tab/>cin&gt;&gt;a;</text:span></text:p>
      <text:p text:style-name="P14"><text:span text:style-name="T2"><text:tab/><text:tab/><text:tab/><text:tab/>insert(x,a);</text:span></text:p>
      <text:p text:style-name="P14"><text:span text:style-name="T2"><text:tab/><text:tab/><text:tab/><text:tab/>break;</text:span></text:p>
      <text:p text:style-name="P14"><text:span text:style-name="T2"><text:tab/><text:tab/><text:tab/>case 2:</text:span></text:p>
      <text:p text:style-name="P14"><text:span text:style-name="T2"><text:tab/><text:tab/><text:tab/><text:tab/>cout&lt;&lt;"\nEnter the word to be searched:";</text:span></text:p>
      <text:p text:style-name="P14"><text:span text:style-name="T2"><text:tab/><text:tab/><text:tab/><text:tab/>cin&gt;&gt;search;</text:span></text:p>
      <text:p text:style-name="P14"><text:span text:style-name="T2"><text:tab/><text:tab/><text:tab/><text:tab/>hx=int(search[0])-65;</text:span></text:p>
      <text:p text:style-name="P14"><text:soft-page-break/><text:span text:style-name="T2"><text:tab/><text:tab/><text:tab/><text:tab/>for(i=1,it=l[hx].begin();it!=l[hx].end();it++,i++)</text:span></text:p>
      <text:p text:style-name="P14"><text:span text:style-name="T2"><text:tab/><text:tab/><text:tab/><text:tab/>{<text:tab/></text:span></text:p>
      <text:p text:style-name="P14"><text:span text:style-name="T2"><text:tab/><text:tab/><text:tab/><text:tab/><text:tab/>if(*it==search)</text:span></text:p>
      <text:p text:style-name="P14"><text:span text:style-name="T2"><text:tab/><text:tab/><text:tab/><text:tab/><text:tab/>{</text:span></text:p>
      <text:p text:style-name="P14"><text:span text:style-name="T2"><text:tab/><text:tab/><text:tab/><text:tab/><text:tab/><text:tab/>itm=m[hx].begin();</text:span></text:p>
      <text:p text:style-name="P14"><text:span text:style-name="T2"><text:tab/><text:tab/><text:tab/><text:tab/><text:tab/><text:tab/>for(int j=1;j&lt;i;j++,itm++);</text:span></text:p>
      <text:p text:style-name="P14"><text:span text:style-name="T2"><text:tab/><text:tab/><text:tab/><text:tab/><text:tab/><text:tab/>cout&lt;&lt;"\nWord:"&lt;&lt;*it&lt;&lt;"\nMeaning:"&lt;&lt;*itm&lt;&lt;"\n";</text:span></text:p>
      <text:p text:style-name="P14"><text:span text:style-name="T2"><text:tab/><text:tab/><text:tab/><text:tab/><text:tab/><text:tab/>break;</text:span></text:p>
      <text:p text:style-name="P14"><text:span text:style-name="T2"><text:tab/><text:tab/><text:tab/><text:tab/><text:tab/>}</text:span></text:p>
      <text:p text:style-name="P14"><text:span text:style-name="T2"><text:tab/><text:tab/><text:tab/><text:tab/><text:tab/>else</text:span></text:p>
      <text:p text:style-name="P14"><text:span text:style-name="T2"><text:tab/><text:tab/><text:tab/><text:tab/><text:tab/><text:tab/>cout&lt;&lt;"\nThe word "&lt;&lt;search&lt;&lt;" is not found";</text:span></text:p>
      <text:p text:style-name="P14"><text:span text:style-name="T2"><text:tab/><text:tab/><text:tab/><text:tab/>}</text:span></text:p>
      <text:p text:style-name="P14"><text:span text:style-name="T2"><text:tab/><text:tab/><text:tab/><text:tab/>break;</text:span></text:p>
      <text:p text:style-name="P14"><text:span text:style-name="T2"><text:tab/><text:tab/><text:tab/>case 3:</text:span></text:p>
      <text:p text:style-name="P14"><text:span text:style-name="T2"><text:tab/><text:tab/><text:tab/><text:tab/>cout&lt;&lt;"\nWord to be deleted:";</text:span></text:p>
      <text:p text:style-name="P14"><text:span text:style-name="T2"><text:tab/><text:tab/><text:tab/><text:tab/>cin&gt;&gt;search;</text:span></text:p>
      <text:p text:style-name="P14"><text:span text:style-name="T2"><text:tab/><text:tab/><text:tab/><text:tab/>hx=int(search[0])-65;</text:span></text:p>
      <text:p text:style-name="P14"><text:span text:style-name="T2"><text:tab/><text:tab/><text:tab/><text:tab/>for(i=1,it=l[hx].begin();it!=l[hx].end();it++,i++)</text:span></text:p>
      <text:p text:style-name="P14"><text:span text:style-name="T2"><text:tab/><text:tab/><text:tab/><text:tab/>{</text:span></text:p>
      <text:p text:style-name="P14"><text:span text:style-name="T2"><text:tab/><text:tab/><text:tab/><text:tab/><text:tab/>if(*it==search)</text:span></text:p>
      <text:p text:style-name="P14"><text:span text:style-name="T2"><text:tab/><text:tab/><text:tab/><text:tab/><text:tab/>{</text:span></text:p>
      <text:p text:style-name="P14"><text:span text:style-name="T2"><text:tab/><text:tab/><text:tab/><text:tab/><text:tab/><text:tab/>itm=m[hx].begin();</text:span></text:p>
      <text:p text:style-name="P14"><text:span text:style-name="T2"><text:tab/><text:tab/><text:tab/><text:tab/><text:tab/><text:tab/>for(int j=1;j&lt;i;j++,itm++);</text:span></text:p>
      <text:p text:style-name="P14"><text:span text:style-name="T2"><text:tab/><text:tab/><text:tab/><text:tab/><text:tab/><text:tab/>l[hx].erase(it);</text:span></text:p>
      <text:p text:style-name="P14"><text:span text:style-name="T2"><text:tab/><text:tab/><text:tab/><text:tab/><text:tab/><text:tab/>m[hx].erase(itm);</text:span></text:p>
      <text:p text:style-name="P14"><text:span text:style-name="T2"><text:tab/><text:tab/><text:tab/><text:tab/><text:tab/><text:tab/>break;</text:span></text:p>
      <text:p text:style-name="P14"><text:span text:style-name="T2"><text:tab/><text:tab/><text:tab/><text:tab/><text:tab/>}</text:span></text:p>
      <text:p text:style-name="P14"><text:span text:style-name="T2"><text:tab/><text:tab/><text:tab/><text:tab/>}</text:span></text:p>
      <text:p text:style-name="P14"><text:span text:style-name="T2"><text:tab/><text:tab/><text:tab/><text:tab/>break;</text:span></text:p>
      <text:p text:style-name="P14"><text:span text:style-name="T2"><text:tab/><text:tab/><text:tab/>case 4:</text:span></text:p>
      <text:p text:style-name="P14"><text:span text:style-name="T2"><text:tab/><text:tab/><text:tab/><text:tab/>for(i=0;i&lt;n;i++)</text:span></text:p>
      <text:p text:style-name="P14"><text:soft-page-break/><text:span text:style-name="T2"><text:tab/><text:tab/><text:tab/><text:tab/>{</text:span></text:p>
      <text:p text:style-name="P14"><text:span text:style-name="T2"><text:tab/><text:tab/><text:tab/><text:tab/><text:tab/>for(it=l[i].begin(),itm=m[i].begin();it!=l[i].end(),</text:span></text:p>
      <text:p text:style-name="P14"><text:span text:style-name="T2"><text:tab/><text:tab/><text:tab/><text:tab/><text:tab/><text:tab/><text:tab/><text:tab/><text:tab/>itm!=m[i].end();it++,itm++)</text:span></text:p>
      <text:p text:style-name="P14"><text:span text:style-name="T2"><text:tab/><text:tab/><text:tab/><text:tab/><text:tab/>{</text:span></text:p>
      <text:p text:style-name="P14"><text:span text:style-name="T2"><text:tab/><text:tab/><text:tab/><text:tab/><text:tab/><text:tab/>cout&lt;&lt;"\nWord:"&lt;&lt;*it&lt;&lt;"\nMeaning:"&lt;&lt;*itm&lt;&lt;"\n";</text:span></text:p>
      <text:p text:style-name="P14"><text:span text:style-name="T2"><text:tab/><text:tab/><text:tab/><text:tab/><text:tab/>}</text:span></text:p>
      <text:p text:style-name="P14"><text:span text:style-name="T2"><text:tab/><text:tab/><text:tab/><text:tab/><text:tab/>cout&lt;&lt;"\n";</text:span></text:p>
      <text:p text:style-name="P14"><text:span text:style-name="T2"><text:tab/><text:tab/><text:tab/><text:tab/>}</text:span></text:p>
      <text:p text:style-name="P14"><text:span text:style-name="T2"><text:tab/><text:tab/><text:tab/><text:tab/>break;</text:span></text:p>
      <text:p text:style-name="P14"><text:span text:style-name="T2"><text:tab/><text:tab/><text:tab/>default:</text:span></text:p>
      <text:p text:style-name="P14"><text:span text:style-name="T2"><text:tab/><text:tab/><text:tab/><text:tab/>cout&lt;&lt;"\nInvalid choice";</text:span></text:p>
      <text:p text:style-name="P14"><text:span text:style-name="T2"><text:tab/><text:tab/>}</text:span></text:p>
      <text:p text:style-name="P14"><text:span text:style-name="T2"><text:tab/><text:tab/>cout&lt;&lt;"\nChoice:";</text:span></text:p>
      <text:p text:style-name="P14"><text:span text:style-name="T2"><text:tab/><text:tab/>cin&gt;&gt;c;</text:span></text:p>
      <text:p text:style-name="P14"><text:span text:style-name="T2"><text:tab/>}</text:span></text:p>
      <text:p text:style-name="P14"><text:span text:style-name="T2"><text:tab/>return 0;</text:span></text:p>
      <text:p text:style-name="P14"><text:span text:style-name="T2">}</text:span></text:p>
      <text:h text:style-name="Heading_20_1" text:outline-level="1">Test Cases: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23" text:outline-level="3">Input</text:h>
          </table:table-cell>
          <table:table-cell table:style-name="Table1.A1" office:value-type="string">
            <text:h text:style-name="P23" text:outline-level="3">Expected Output</text:h>
          </table:table-cell>
          <table:table-cell table:style-name="Table1.C1" office:value-type="string">
            <text:h text:style-name="P23" text:outline-level="3">Actual Output</text:h>
          </table:table-cell>
        </table:table-row>
        <table:table-row table:style-name="Table1.2">
          <table:table-cell table:style-name="Table1.A2" office:value-type="string">
            <text:p text:style-name="P18">Dog</text:p>
          </table:table-cell>
          <table:table-cell table:style-name="Table1.A2" office:value-type="string">
            <text:p text:style-name="P18">An Animal</text:p>
          </table:table-cell>
          <table:table-cell table:style-name="Table1.C2" office:value-type="string">
            <text:p text:style-name="P18">An Animal</text:p>
          </table:table-cell>
        </table:table-row>
        <table:table-row table:style-name="Table1.3">
          <table:table-cell table:style-name="Table1.A2" office:value-type="string">
            <text:p text:style-name="P18">Rose</text:p>
          </table:table-cell>
          <table:table-cell table:style-name="Table1.A2" office:value-type="string">
            <text:p text:style-name="P18">A flower</text:p>
          </table:table-cell>
          <table:table-cell table:style-name="Table1.C2" office:value-type="string">
            <text:p text:style-name="P18">The word Rose is not found</text:p>
          </table:table-cell>
        </table:table-row>
        <table:table-row table:style-name="Table1.4">
          <table:table-cell table:style-name="Table1.A2" office:value-type="string">
            <text:p text:style-name="P18">Zabinism</text:p>
          </table:table-cell>
          <table:table-cell table:style-name="Table1.A2" office:value-type="string">
            <text:p text:style-name="P18">The worship of The Sun,The moon and the Stars</text:p>
          </table:table-cell>
          <table:table-cell table:style-name="Table1.C2" office:value-type="string">
            <text:p text:style-name="P18">The worship of The Sun,The moon and the Stars</text:p>
          </table:table-cell>
        </table:table-row>
      </table:table>
      <text:h text:style-name="P20" text:outline-level="2">Result:</text:h>
      <text:p text:style-name="P15"><text:tab/><text:tab/><text:span text:style-name="T5">The Dictionary is constructed and the <text:s/>implementations are done using</text:span></text:p>
      <text:p text:style-name="P15"><text:span text:style-name="T5"><text:s/>Separate Chain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5:43:47.805488348</meta:creation-date>
    <dc:date>2017-10-20T09:58:29.653805850</dc:date>
    <meta:editing-duration>PT19M44S</meta:editing-duration>
    <meta:editing-cycles>4</meta:editing-cycles>
    <meta:generator>LibreOffice/5.3.1.2$Linux_X86_64 LibreOffice_project/30m0$Build-2</meta:generator>
    <meta:document-statistic meta:table-count="1" meta:image-count="0" meta:object-count="0" meta:page-count="7" meta:paragraph-count="185" meta:word-count="584" meta:character-count="5128" meta:non-whitespace-character-count="4413"/>
  </office:meta>
</office:document-meta>
</file>